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3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42.02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41.47mm"/>
    </style:style>
    <style:style style:name="co10" style:family="table-column">
      <style:table-column-properties fo:break-before="auto" style:column-width="39.56mm"/>
    </style:style>
    <style:style style:name="co11" style:family="table-column">
      <style:table-column-properties fo:break-before="auto" style:column-width="4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>
      <style:table-cell-properties fo:background-color="#66ffff" fo:border="0.06pt solid #000000"/>
    </style:style>
    <style:style style:name="ce4" style:family="table-cell" style:parent-style-name="Default">
      <style:table-cell-properties fo:background-color="#66ffff" fo:border="0.06pt solid #000000"/>
      <style:text-properties fo:color="#ff3333"/>
    </style:style>
    <style:style style:name="ce5" style:family="table-cell" style:parent-style-name="Default">
      <style:table-cell-properties fo:background-color="#66ffff" fo:border="0.06pt solid #000000"/>
      <style:text-properties fo:color="#6666ff"/>
    </style:style>
    <style:style style:name="ce6" style:family="table-cell" style:parent-style-name="Default">
      <style:table-cell-properties fo:background-color="#66ffff" fo:border="0.06pt solid #000000"/>
      <style:text-properties fo:color="#ff0000"/>
    </style:style>
    <style:style style:name="ce7" style:family="table-cell" style:parent-style-name="Default">
      <style:table-cell-properties fo:background-color="#66ffff" fo:border="0.06pt solid #000000"/>
      <style:text-properties fo:color="#000000"/>
    </style:style>
    <style:style style:name="ce8" style:family="table-cell" style:parent-style-name="Default">
      <style:table-cell-properties fo:background-color="#ffff99" fo:border="0.06pt solid #000000"/>
    </style:style>
    <style:style style:name="ce9" style:family="table-cell" style:parent-style-name="Default">
      <style:table-cell-properties fo:background-color="#ffff99" fo:border="0.06pt solid #000000"/>
      <style:text-properties fo:color="#ff3333"/>
    </style:style>
    <style:style style:name="ce10" style:family="table-cell" style:parent-style-name="Default">
      <style:table-cell-properties fo:background-color="#ffff99" fo:border="0.06pt solid #000000"/>
      <style:text-properties fo:color="#6666ff"/>
    </style:style>
    <style:style style:name="ce11" style:family="table-cell" style:parent-style-name="Default">
      <style:table-cell-properties fo:background-color="#ffff99" fo:border="0.06pt solid #000000"/>
      <style:text-properties fo:color="#000000"/>
    </style:style>
    <style:style style:name="ce12" style:family="table-cell" style:parent-style-name="Default">
      <style:table-cell-properties fo:background-color="#ffff99" fo:border="0.06pt solid #000000"/>
      <style:text-properties fo:color="#ff3333" style:text-underline-style="none"/>
    </style:style>
    <style:style style:name="ce13" style:family="table-cell" style:parent-style-name="Default">
      <style:table-cell-properties fo:background-color="#ffff99" fo:border="0.06pt solid #000000"/>
      <style:text-properties fo:color="#ff0000"/>
    </style:style>
    <style:style style:name="ce14" style:family="table-cell" style:parent-style-name="Default">
      <style:table-cell-properties fo:background-color="#ff9999" fo:border="0.06pt solid #000000"/>
    </style:style>
    <style:style style:name="ce15" style:family="table-cell" style:parent-style-name="Default">
      <style:table-cell-properties fo:background-color="#ff9999" fo:border="0.06pt solid #000000"/>
      <style:text-properties fo:color="#ff3333"/>
    </style:style>
    <style:style style:name="ce16" style:family="table-cell" style:parent-style-name="Default">
      <style:table-cell-properties fo:background-color="#ff9999" fo:border="0.06pt solid #000000"/>
      <style:text-properties fo:color="#000000"/>
    </style:style>
    <style:style style:name="ce17" style:family="table-cell" style:parent-style-name="Default">
      <style:table-cell-properties fo:background-color="#ff9999" fo:border="0.06pt solid #000000"/>
      <style:text-properties fo:color="#ff0000"/>
    </style:style>
    <style:style style:name="ce18" style:family="table-cell" style:parent-style-name="Default">
      <style:table-cell-properties fo:background-color="#ff9999" fo:border="0.06pt solid #000000"/>
      <style:text-properties fo:color="#6666ff"/>
    </style:style>
    <style:style style:name="ce19" style:family="table-cell" style:parent-style-name="Default">
      <style:table-cell-properties fo:background-color="#99ff99" fo:border="0.06pt solid #000000"/>
    </style:style>
    <style:style style:name="ce20" style:family="table-cell" style:parent-style-name="Default">
      <style:table-cell-properties fo:background-color="#99ff99" fo:border="0.06pt solid #000000"/>
      <style:text-properties fo:color="#ff3333"/>
    </style:style>
    <style:style style:name="ce21" style:family="table-cell" style:parent-style-name="Default">
      <style:table-cell-properties fo:background-color="#99ff99" fo:border="0.06pt solid #000000"/>
      <style:text-properties fo:color="#000000"/>
    </style:style>
    <style:style style:name="ce22" style:family="table-cell" style:parent-style-name="Default">
      <style:table-cell-properties fo:background-color="#99ff99" fo:border="0.06pt solid #000000"/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9"/>
        <table:table-column table:style-name="co5" table:default-cell-style-name="ce19"/>
        <table:table-column table:style-name="co6" table:default-cell-style-name="ce19"/>
        <table:table-column table:style-name="co8" table:default-cell-style-name="ce3"/>
        <table:table-column table:style-name="co3" table:default-cell-style-name="ce3"/>
        <table:table-column table:style-name="co6" table:default-cell-style-name="ce3"/>
        <table:table-column table:style-name="co9" table:default-cell-style-name="ce8"/>
        <table:table-column table:style-name="co3" table:default-cell-style-name="ce8"/>
        <table:table-column table:style-name="co6" table:default-cell-style-name="ce8"/>
        <table:table-column table:style-name="co10" table:default-cell-style-name="ce14"/>
        <table:table-column table:style-name="co3" table:default-cell-style-name="ce14"/>
        <table:table-column table:style-name="co2" table:default-cell-style-name="ce14"/>
        <table:table-column table:style-name="co11" table:default-cell-style-name="ce19"/>
        <table:table-column table:style-name="co3" table:default-cell-style-name="ce19"/>
        <table:table-column table:style-name="co6" table:default-cell-style-name="ce19"/>
        <table:table-column table:style-name="co11" table:default-cell-style-name="ce3"/>
        <table:table-column table:style-name="co3" table:default-cell-style-name="ce3"/>
        <table:table-column table:style-name="co6" table:default-cell-style-name="ce3"/>
        <table:table-column table:style-name="co11" table:default-cell-style-name="ce8"/>
        <table:table-column table:style-name="co5" table:default-cell-style-name="ce8"/>
        <table:table-column table:style-name="co2" table:default-cell-style-name="ce8"/>
        <table:table-column table:style-name="co11" table:default-cell-style-name="ce14"/>
        <table:table-column table:style-name="co3" table:number-columns-repeated="2" table:default-cell-style-name="ce14"/>
        <table:table-column table:style-name="co9" table:default-cell-style-name="ce7"/>
        <table:table-column table:style-name="co5" table:default-cell-style-name="ce7"/>
        <table:table-column table:style-name="co2" table:default-cell-style-name="ce7"/>
        <table:table-column table:style-name="co9" table:default-cell-style-name="ce19"/>
        <table:table-column table:style-name="co3" table:number-columns-repeated="2" table:default-cell-style-name="ce19"/>
        <table:table-column table:style-name="co3" table:number-columns-repeated="98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AVSO</text:p>
          </table:table-cell>
          <table:table-cell office:value-type="string" calcext:value-type="string">
            <text:p>ADS Search</text:p>
          </table:table-cell>
          <table:table-cell office:value-type="string" calcext:value-type="string">
            <text:p>Bibcode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1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1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1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1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856_Tri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3313_Gem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3846_Pup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4550_Le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7542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9663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9808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9828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158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561_Sct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329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_Ci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_Cru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3MNRAS.335...44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_Ci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3MNRAS.265L...9D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_Psc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B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C_Cas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84IBVS.2490....1D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_Mo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0AJ....139.1771H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83ApJ...268..710S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W_Ci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1MNRAS.323..517B</text:p>
          </table:table-cell>
          <table:table-cell office:value-type="string" calcext:value-type="string">
            <text:p>photometry</text:p>
          </table:table-cell>
          <table:table-cell table:style-name="ce5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Y_Ci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3MNRAS.340.1011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G_CM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9IBVS.4759....1D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_Gem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0IBVS.3440....1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N_Ve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1Msngr..64...32B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P_Cru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3AJ....126..993L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3MNRAS.340.1011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P_Lac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0OAP....23...76L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8AJ....115.2527H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Q_Ve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5A&amp;A...432..199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T_S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5PASP..117.1223R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5PASP..117.1223R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_Ci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3MNRAS.340.1011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_Ci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N_Gem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9MNRAS.308..140R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3Obs...133..227S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Y_Pup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Z_Se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40PlicO..14..217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_Sct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Y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84IBVS.2490....1D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M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S_Sct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V_Sct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_Mo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4MNRAS.351.1015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_Sct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_Ori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0AJ....119.1365R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S_Pup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0MNRAS.403..398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S_Sg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_Lup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Z_Pup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_No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0MNRAS.403..398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P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T_Mon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X_Tr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9PASP..111..571G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1ApJ...375..335F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89IBVS.3283....1D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Y_Ara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_TrA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Q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5A&amp;A...297..759B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S_And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_Vu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V_Vu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72JBAA...83...44I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72AcA....22...33D</text:p>
          </table:table-cell>
          <table:table-cell office:value-type="string" calcext:value-type="string">
            <text:p>photometry</text:p>
          </table:table-cell>
          <table:table-cell table:style-name="ce10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W_S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87ApA....8..369P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87Ap&amp;SS.131..479P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_Mus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_S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4MNRAS.442..565T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R_Tr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5ASPC..493..507W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S_And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7MNRAS.284..669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Y_Ar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7ApJ...483..899Z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Q_And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4PASP..116.1111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0IBVS.3546....1R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W_Vu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85IBVS.2720....1P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86PASP...98..935K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87Ap&amp;SS.130..157R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87SvAL...13..372K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87SvAL...13..372K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88ApJ...329..894G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90ESASP.310..435S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90MNRAS.246..527E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90MNRAS.246..527E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1A&amp;A...244..111A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95MNRAS.273..347R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96MNRAS.279..804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6MNRAS.279..804W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V_Vu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4A&amp;A...291..869A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4MNRAS.269L..21S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92ApJ...400..671G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92ApJ...400..671G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X_No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2ApJ...568..901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7ApJ...485..839W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Y_Mus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Z_Au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5ApJ...440..336C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5ApJ...440..336C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R_Ch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2MNRAS.335...44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_Ari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V_Ari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_Bo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0AJ....100..540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_Le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0AJ....100..540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W_Pe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W_Tri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012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012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014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015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016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039_Ce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5MNRAS.364..107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047_Cen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05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0PASP..122.1285T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065_Ce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0AJ....140.1347H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141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42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9IBVS.4664....1L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148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49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50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51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72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74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75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78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1A&amp;A...377L...5A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1IBVS.5150....1K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1IBVS.5150....1K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186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7AJ....134..516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7AJ....134..516S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1PASJ...63..159T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187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6ApJ...638..987L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188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95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87ApJ...314..653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213_Cen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229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3A&amp;A...275..239D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235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274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275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281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301_Aq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309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4ApJ...788...22P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4AJ....147...11M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13MNRAS.431L..33N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310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310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311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330_Cyg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333_Aq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370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4MNRAS.442..565T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378_Aq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419_Aql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425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1AJ....122.3305L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8MNRAS.293..145R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97AJ....114.2671K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97AJ....114.2671K</text:p>
          </table:table-cell>
          <table:table-cell office:value-type="string" calcext:value-type="string">
            <text:p>photometry</text:p>
          </table:table-cell>
          <table:table-cell table:style-name="ce21" office:value-type="string" calcext:value-type="string">
            <text:p>comple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1431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493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6A&amp;A...448.1107D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4RMxAC..20..236D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4AJ....128..405V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548_Aql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2003OAP....16...55P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2AIPC..637..319P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1548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572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583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663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6JBAA..116..320B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668_Cyg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1978IBVS.1519....1D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79IBVS.1543....1L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79PASP...91...99M</text:p>
          </table:table-cell>
          <table:table-cell office:value-type="string" calcext:value-type="string">
            <text:p>photometry</text:p>
          </table:table-cell>
          <table:table-cell table:style-name="ce16" office:value-type="string" calcext:value-type="string">
            <text:p>completed</text:p>
          </table:table-cell>
          <table:table-cell office:value-type="string" calcext:value-type="string">
            <text:p>1979IBVS.1567....1B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1979IBVS.1633....1H</text:p>
          </table:table-cell>
          <table:table-cell office:value-type="string" calcext:value-type="string">
            <text:p>photometry</text:p>
          </table:table-cell>
          <table:table-cell table:style-name="ce7" office:value-type="string" calcext:value-type="string">
            <text:p>completed</text:p>
          </table:table-cell>
          <table:table-cell office:value-type="string" calcext:value-type="string">
            <text:p>1980SvAL....6..268K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80IBVS.1845....1D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81IBVS.1913....1D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1981ChA&amp;A...5..322L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0MNRAS.245..547K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1721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1A&amp;A...530A..81H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722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0PASP..122..898M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0PASP..122..898M</text:p>
          </table:table-cell>
          <table:table-cell office:value-type="string" calcext:value-type="string">
            <text:p>photome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723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4ASPC..490..339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3IAUS..281..121N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13IAUS..281..121N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11ApJ...739L...6K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2011ApJ...739L...6K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6MNRAS.457..887W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1760_Cyg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81IBVS.1918....1P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819_Cyg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0AJ....100.1588B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0ApJ...352..307G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89AJ.....98..297W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86IBVS.2968....1A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1905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944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024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104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107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109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2IBVS.3816....1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110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214_Oph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1994A&amp;A...291..869A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3ApJ...406L..67B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92AJ....103.1970E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89IBVS.3411....1H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2264_Oph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274_Cyg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2003ApJ...596.1229R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2ASPC..261..669V</text:p>
          </table:table-cell>
          <table:table-cell office:value-type="string" calcext:value-type="string">
            <text:p>photometry</text:p>
          </table:table-cell>
          <table:table-cell table:style-name="ce11" office:value-type="string" calcext:value-type="string">
            <text:p>comple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2275_Cyg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2004IBVS.5519....1G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2AIPC..637..315V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02A&amp;A...384..982K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290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295_Oph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313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361_Cyg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415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446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467_Cyg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4ARep...58..302T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2MmSAI..83..753P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9AN....330...77P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07IBVS.5779....1T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2007IBVS.5779....1T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2468_Cyg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5AJ....149..136R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5AJ....149..136R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13ARep...57...95T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13IBVS.6045....1C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2012MmSAI..83..767C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1A&amp;A...526A..73I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10ASPC..435..315S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2506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540_Oph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2011PASJ...63..159T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573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3A&amp;A...411L.461K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574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575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576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615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9MNRAS.398..375D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9MNRAS.398..375D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8MNRAS.387..344M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08MNRAS.387..344M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2670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9Ap&amp;SS.323..319P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671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672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4PASJ...66...37T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1MNRAS.410..525M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11MNRAS.410..525M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673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0IBVS.5932....1M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674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0IBVS.5944....1M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0IBVS.5944....1M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334_Pav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41_No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44_No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45_No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51_Ca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51_Pup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2001MNRAS.328..159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96ApJ...466..410O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96MNRAS.279..280S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352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0PASP..122...35J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89PASP..101..673D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356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4MNRAS.351.1015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359_Ce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2A&amp;A...395..541K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1MNRAS.328..159W</text:p>
          </table:table-cell>
          <table:table-cell office:value-type="string" calcext:value-type="string">
            <text:p>photometry</text:p>
          </table:table-cell>
          <table:table-cell table:style-name="ce11" office:value-type="string" calcext:value-type="string">
            <text:p>comple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360_He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63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645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84IBVS.2587....1S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365_Ca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2MNRAS.335...44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366_Sct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68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9PASP..121.1090M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368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79IBVS.1573....1H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378_S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1PASJ...63..159T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382_No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82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84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876_Sgr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888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88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84IBVS.2587....1S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390_No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964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021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77IBVS.1307....1S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84IBVS.2587....1S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4027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84IBVS.2587....1S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4049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065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074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077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83IBVS.2283....1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4092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11_Ca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121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135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157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160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16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6IAPPP..62...13B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5A&amp;A...296..439S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4171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27_Sct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327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338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361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362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41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43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1AJ....101.1807R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2A&amp;A...263...87A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94A&amp;A...291..869A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444_Sct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444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8BASI...36..141K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4PASJ...56S..83K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2AJ....124.3009V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450_Cyg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59_Vu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0NewA...15..170P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463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2PASJ...54.1009K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2PASJ...54.1009K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4642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4AJ....128..405V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4643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6MNRAS.368..592A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6MNRAS.368..592A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465_Cyg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50AJ.....55...95A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473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1IBVS.5172....1L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4740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741_Sgr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742_Sgr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2003MNRAS.334..521M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3MNRAS.334..521M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4744_Sgr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745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1PASJ...63..159T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6MNRAS.371..459D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5A&amp;A...429..599C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475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6ChJAS...6a.137C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6ChJAS...6a.137C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6Ap&amp;SS.304..401S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06AJ....132..433K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2005PASP..117..938M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5Ap&amp;SS.296..135C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5CoSka..35..107C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476_Cyg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76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3BASI...41..195D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3BASI...41..195D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6MNRAS.369.1755M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06MNRAS.369.1755M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477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6A&amp;A...452..567M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6A&amp;A...452..567M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496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2MNRAS.425.2576R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2MNRAS.425.2576R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500_Aq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113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1PASJ...63..159T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5114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6A&amp;A...459..875E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5115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7IBVS.5783....1H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5116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117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22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28_Aq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53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57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1MNRAS.415.3455R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1MNRAS.415.3455R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5580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581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582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583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4MNRAS.438.3483H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5584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5RAA....15..993R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5RAA....15..993R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11Ap&amp;SS.333..115P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585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586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74_Pup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5IBVS.5638....1S</text:p>
          </table:table-cell>
          <table:table-cell office:value-type="string" calcext:value-type="string">
            <text:p>spectra</text:p>
          </table:table-cell>
          <table:table-cell table:style-name="ce6" office:value-type="string" calcext:value-type="string">
            <text:p>pending</text:p>
          </table:table-cell>
          <table:table-cell office:value-type="string" calcext:value-type="string">
            <text:p>2005IBVS.5638....1S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0MNRAS.404..367N</text:p>
          </table:table-cell>
          <table:table-cell office:value-type="string" calcext:value-type="string">
            <text:p>photometry</text:p>
          </table:table-cell>
          <table:table-cell table:style-name="ce17" office:value-type="string" calcext:value-type="string">
            <text:p>pending</text:p>
          </table:table-cell>
          <table:table-cell office:value-type="string" calcext:value-type="string">
            <text:p>2010MNRAS.404..367N</text:p>
          </table:table-cell>
          <table:table-cell office:value-type="string" calcext:value-type="string">
            <text:p>spectra</text:p>
          </table:table-cell>
          <table:table-cell table:style-name="ce22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597_Pup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9MNRAS.397..979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9MNRAS.394.1551N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598_Pup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8A&amp;A...482L...1R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604_Aq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06_Aq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07_Aq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32_He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55_Cr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3MNRAS.340.1011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679_Ca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93_Cr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81IBVS.1981....1C</text:p>
          </table:table-cell>
          <table:table-cell office:value-type="string" calcext:value-type="string">
            <text:p>photometry</text:p>
          </table:table-cell>
          <table:table-cell table:style-name="ce7" office:value-type="string" calcext:value-type="string">
            <text:p>completed</text:p>
          </table:table-cell>
          <table:table-cell office:value-type="string" calcext:value-type="string">
            <text:p>1997MNRAS.290...87V</text:p>
          </table:table-cell>
          <table:table-cell office:value-type="string" calcext:value-type="string">
            <text:p>spectra</text:p>
          </table:table-cell>
          <table:table-cell table:style-name="ce12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696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97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2PASP..114.1222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707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11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19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20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21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22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23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60ApJ...132..681D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726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28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29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32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33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37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44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87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94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12_Cen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22_Cen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25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27_H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0AJ....100.1588B</text:p>
          </table:table-cell>
          <table:table-cell office:value-type="string" calcext:value-type="string">
            <text:p>spectra</text:p>
          </table:table-cell>
          <table:table-cell table:style-name="ce6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840_Ce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89PASP..101..673D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840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3A&amp;A...410..943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841_Aq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41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5PASP..117.1230E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0PASP..112.1595H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0PASP..112.1595H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87IBVS.2995....1D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1980IBVS.1805....1B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849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68_Cen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88_Ce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1MNRAS.324..553Y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1MNRAS.324..553Y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890_Aq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02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06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84IBVS.2585....1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908_Oph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09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16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27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28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39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41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49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59_Mo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4ASPC..490..217S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960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86IBVS.2871....1R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972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4MNRAS.351.1015W</text:p>
          </table:table-cell>
          <table:table-cell office:value-type="string" calcext:value-type="string">
            <text:p>photomet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977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4A&amp;A...291..869A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990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92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3MNRAS.340.1011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999_Sg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Z_Gem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_Ari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_Sge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7MNRAS.284..359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2MNRAS.258..449N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83ApJ...264..560S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Ci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_S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8AJ....115.2527H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572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75IBVS..976....1R</text:p>
          </table:table-cell>
          <table:table-cell office:value-type="string" calcext:value-type="string">
            <text:p>photometry</text:p>
          </table:table-cell>
          <table:table-cell table:style-name="ce5" office:value-type="string" calcext:value-type="string">
            <text:p>pending</text:p>
          </table:table-cell>
          <table:table-cell office:value-type="string" calcext:value-type="string">
            <text:p>1970IBVS..475....1B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70IBVS..452....1S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630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4ASPC..490...67E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1MNRAS.328..159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05A&amp;A...432..199S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_Lac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4AJ....128.2420K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3AJ....125..288M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1PASP..113..473H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00PASP..112.1595H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_Sco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_Gem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_Mus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8A&amp;A...329..606D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8A&amp;A...329..606D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96AJ....111.1675K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V_Crv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5A&amp;A...432..261U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3MNRAS.340.1011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96MNRAS.282..623H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95ApJ...453..454H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R_De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0A&amp;A...521A..84F</text:p>
          </table:table-cell>
          <table:table-cell office:value-type="string" calcext:value-type="string">
            <text:p>photometry</text:p>
          </table:table-cell>
          <table:table-cell table:style-name="ce6" office:value-type="string" calcext:value-type="string">
            <text:p>pending</text:p>
          </table:table-cell>
          <table:table-cell office:value-type="string" calcext:value-type="string">
            <text:p>2010A&amp;A...521A..84F</text:p>
          </table:table-cell>
          <table:table-cell office:value-type="string" calcext:value-type="string">
            <text:p>spectra</text:p>
          </table:table-cell>
          <table:table-cell table:style-name="ce13" office:value-type="string" calcext:value-type="string">
            <text:p>pending</text:p>
          </table:table-cell>
          <table:table-cell office:value-type="string" calcext:value-type="string">
            <text:p>2004AJ....128.2420K</text:p>
          </table:table-cell>
          <table:table-cell office:value-type="string" calcext:value-type="string">
            <text:p>photometry</text:p>
          </table:table-cell>
          <table:table-cell table:style-name="ce17" office:value-type="string" calcext:value-type="string">
            <text:p>pending</text:p>
          </table:table-cell>
          <table:table-cell office:value-type="string" calcext:value-type="string">
            <text:p>2003A&amp;A...401..297S</text:p>
          </table:table-cell>
          <table:table-cell office:value-type="string" calcext:value-type="string">
            <text:p>spectra</text:p>
          </table:table-cell>
          <table:table-cell table:style-name="ce22" office:value-type="string" calcext:value-type="string">
            <text:p>pending</text:p>
          </table:table-cell>
          <table:table-cell office:value-type="string" calcext:value-type="string">
            <text:p>1981A&amp;A...102..337K</text:p>
          </table:table-cell>
          <table:table-cell office:value-type="string" calcext:value-type="string">
            <text:p>spectra</text:p>
          </table:table-cell>
          <table:table-cell table:style-name="ce6" office:value-type="string" calcext:value-type="string">
            <text:p>pending</text:p>
          </table:table-cell>
          <table:table-cell office:value-type="string" calcext:value-type="string">
            <text:p>1980IBVS.1811....1D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79AJ.....84.1619H</text:p>
          </table:table-cell>
          <table:table-cell office:value-type="string" calcext:value-type="string">
            <text:p>photometry</text:p>
          </table:table-cell>
          <table:table-cell table:style-name="ce17" office:value-type="string" calcext:value-type="string">
            <text:p>pending</text:p>
          </table:table-cell>
          <table:table-cell office:value-type="string" calcext:value-type="string">
            <text:p>1974A&amp;AS...15..107T</text:p>
          </table:table-cell>
          <table:table-cell office:value-type="string" calcext:value-type="string">
            <text:p>photometry</text:p>
          </table:table-cell>
          <table:table-cell table:style-name="ce22" office:value-type="string" calcext:value-type="string">
            <text:p>pending</text:p>
          </table:table-cell>
          <table:table-cell office:value-type="string" calcext:value-type="string">
            <text:p>1969IBVS..371....1G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D_Pav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83A&amp;A...124..287B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83A&amp;A...124..287B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5558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15MNRAS.447..806D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5MNRAS.447..806D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12MmSAI..83..753P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11PASJ...63..911T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592_H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99A&amp;A...352..239M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68IBVS..293....1R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630_Cas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1MNRAS.326.1134O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1MNRAS.326.1134O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93PASP..105..919H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92ApJS...78..537S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373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3MNRAS.340.1011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78Ap&amp;SS..55..383R</text:p>
          </table:table-cell>
          <table:table-cell office:value-type="string" calcext:value-type="string">
            <text:p>photometry</text:p>
          </table:table-cell>
          <table:table-cell table:style-name="ce10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400_P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1978Ap&amp;SS..55..383R</text:p>
          </table:table-cell>
          <table:table-cell office:value-type="string" calcext:value-type="string">
            <text:p>photometry</text:p>
          </table:table-cell>
          <table:table-cell table:style-name="ce5" office:value-type="string" calcext:value-type="string">
            <text:p>pending</text:p>
          </table:table-cell>
          <table:table-cell office:value-type="string" calcext:value-type="string">
            <text:p>1977PASP...89..574L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75ATsir.888....1N</text:p>
          </table:table-cell>
          <table:table-cell office:value-type="string" calcext:value-type="string">
            <text:p>photometry</text:p>
          </table:table-cell>
          <table:table-cell table:style-name="ce18" office:value-type="string" calcext:value-type="string">
            <text:p>pending</text:p>
          </table:table-cell>
          <table:table-cell office:value-type="string" calcext:value-type="string">
            <text:p>1975IBVS.1038....1O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1974IBVS..947....1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529_Ori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005A&amp;A...432..199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974_Cyg</text:p>
          </table:table-cell>
          <table:table-cell/>
          <table:table-cell office:value-type="string" calcext:value-type="string">
            <text:p>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_Vul</text:p>
          </table:table-cell>
          <table:table-cell/>
          <table:table-cell office:value-type="string" calcext:value-type="string">
            <text:p>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03_Aql</text:p>
          </table:table-cell>
          <table:table-cell/>
          <table:table-cell office:value-type="string" calcext:value-type="string">
            <text:p>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05_Aql</text:p>
          </table:table-cell>
          <table:table-cell/>
          <table:table-cell office:value-type="string" calcext:value-type="string">
            <text:p>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_Pic</text:p>
          </table:table-cell>
          <table:table-cell/>
          <table:table-cell office:value-type="string" calcext:value-type="string">
            <text:p>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07_Cyg</text:p>
          </table:table-cell>
          <table:table-cell/>
          <table:table-cell office:value-type="string" calcext:value-type="string">
            <text:p>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_Aql</text:p>
          </table:table-cell>
          <table:table-cell/>
          <table:table-cell office:value-type="string" calcext:value-type="string">
            <text:p>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_Sge</text:p>
          </table:table-cell>
          <table:table-cell/>
          <table:table-cell office:value-type="string" calcext:value-type="string">
            <text:p>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_Ori</text:p>
          </table:table-cell>
          <table:table-cell/>
          <table:table-cell office:value-type="string" calcext:value-type="string">
            <text:p>4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R_Lyr</text:p>
          </table:table-cell>
          <table:table-cell/>
          <table:table-cell office:value-type="string" calcext:value-type="string">
            <text:p>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_Aur</text:p>
          </table:table-cell>
          <table:table-cell/>
          <table:table-cell office:value-type="string" calcext:value-type="string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W_Lib</text:p>
          </table:table-cell>
          <table:table-cell/>
          <table:table-cell office:value-type="string" calcext:value-type="string">
            <text:p>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23_Cas</text:p>
          </table:table-cell>
          <table:table-cell/>
          <table:table-cell office:value-type="string" calcext:value-type="string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Z_Leo</text:p>
          </table:table-cell>
          <table:table-cell/>
          <table:table-cell office:value-type="string" calcext:value-type="string">
            <text:p>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_Pup</text:p>
          </table:table-cell>
          <table:table-cell/>
          <table:table-cell office:value-type="string" calcext:value-type="string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332_Sgr</text:p>
          </table:table-cell>
          <table:table-cell/>
          <table:table-cell office:value-type="string" calcext:value-type="string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S_Oph</text:p>
          </table:table-cell>
          <table:table-cell/>
          <table:table-cell office:value-type="string" calcext:value-type="string">
            <text:p>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Y_Aqr</text:p>
          </table:table-cell>
          <table:table-cell/>
          <table:table-cell office:value-type="string" calcext:value-type="string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Z_Sge</text:p>
          </table:table-cell>
          <table:table-cell/>
          <table:table-cell office:value-type="string" calcext:value-type="string">
            <text:p>3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16_Mon</text:p>
          </table:table-cell>
          <table:table-cell/>
          <table:table-cell office:value-type="string" calcext:value-type="string">
            <text:p>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X_Cet</text:p>
          </table:table-cell>
          <table:table-cell/>
          <table:table-cell office:value-type="string" calcext:value-type="string">
            <text:p>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_Aur</text:p>
          </table:table-cell>
          <table:table-cell/>
          <table:table-cell office:value-type="string" calcext:value-type="string">
            <text:p>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H_Ser</text:p>
          </table:table-cell>
          <table:table-cell/>
          <table:table-cell office:value-type="string" calcext:value-type="string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Q_Mu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_Vul</text:p>
          </table:table-cell>
          <table:table-cell/>
          <table:table-cell office:value-type="string" calcext:value-type="string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T_Ser</text:p>
          </table:table-cell>
          <table:table-cell/>
          <table:table-cell office:value-type="string" calcext:value-type="string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Q_Her</text:p>
          </table:table-cell>
          <table:table-cell/>
          <table:table-cell office:value-type="string" calcext:value-type="string">
            <text:p>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_Com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491_Cyg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Q_Vul</text:p>
          </table:table-cell>
          <table:table-cell/>
          <table:table-cell office:value-type="string" calcext:value-type="string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494_Aql</text:p>
          </table:table-cell>
          <table:table-cell/>
          <table:table-cell office:value-type="string" calcext:value-type="string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T_Eri</text:p>
          </table:table-cell>
          <table:table-cell/>
          <table:table-cell office:value-type="string" calcext:value-type="string">
            <text:p>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M_Gem</text:p>
          </table:table-cell>
          <table:table-cell/>
          <table:table-cell office:value-type="string" calcext:value-type="string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743_Sgr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05_Cas</text:p>
          </table:table-cell>
          <table:table-cell/>
          <table:table-cell office:value-type="string" calcext:value-type="string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_Tau</text:p>
          </table:table-cell>
          <table:table-cell/>
          <table:table-cell office:value-type="string" calcext:value-type="string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Per</text:p>
          </table:table-cell>
          <table:table-cell/>
          <table:table-cell office:value-type="string" calcext:value-type="string">
            <text:p>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82_Vel</text:p>
          </table:table-cell>
          <table:table-cell/>
          <table:table-cell office:value-type="string" calcext:value-type="string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_Lmi</text:p>
          </table:table-cell>
          <table:table-cell/>
          <table:table-cell office:value-type="string" calcext:value-type="string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45_Pup</text:p>
          </table:table-cell>
          <table:table-cell/>
          <table:table-cell office:value-type="string" calcext:value-type="string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_Boo</text:p>
          </table:table-cell>
          <table:table-cell/>
          <table:table-cell office:value-type="string" calcext:value-type="string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45_Sco</text:p>
          </table:table-cell>
          <table:table-cell/>
          <table:table-cell office:value-type="string" calcext:value-type="string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V_Cep</text:p>
          </table:table-cell>
          <table:table-cell/>
          <table:table-cell office:value-type="string" calcext:value-type="string">
            <text:p>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S_Car</text:p>
          </table:table-cell>
          <table:table-cell/>
          <table:table-cell office:value-type="string" calcext:value-type="string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V_Vir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33_Her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_Cen</text:p>
          </table:table-cell>
          <table:table-cell/>
          <table:table-cell office:value-type="string" calcext:value-type="string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58_Vul</text:p>
          </table:table-cell>
          <table:table-cell/>
          <table:table-cell office:value-type="string" calcext:value-type="string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K_Vul</text:p>
          </table:table-cell>
          <table:table-cell/>
          <table:table-cell office:value-type="string" calcext:value-type="string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_Cyg</text:p>
          </table:table-cell>
          <table:table-cell/>
          <table:table-cell office:value-type="string" calcext:value-type="string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K_Per</text:p>
          </table:table-cell>
          <table:table-cell/>
          <table:table-cell office:value-type="string" calcext:value-type="string">
            <text:p>19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RW_UMi</text:p>
          </table:table-cell>
          <table:table-cell/>
          <table:table-cell office:value-type="string" calcext:value-type="string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362_Cyg</text:p>
          </table:table-cell>
          <table:table-cell/>
          <table:table-cell office:value-type="string" calcext:value-type="string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42_Cen</text:p>
          </table:table-cell>
          <table:table-cell/>
          <table:table-cell office:value-type="string" calcext:value-type="string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38_Her</text:p>
          </table:table-cell>
          <table:table-cell/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K_Lac</text:p>
          </table:table-cell>
          <table:table-cell/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_Nor</text:p>
          </table:table-cell>
          <table:table-cell/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X_For</text:p>
          </table:table-cell>
          <table:table-cell/>
          <table:table-cell office:value-type="string" calcext:value-type="string">
            <text:p>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500_Cyg</text:p>
          </table:table-cell>
          <table:table-cell/>
          <table:table-cell office:value-type="string" calcext:value-type="string">
            <text:p>1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_Sgr</text:p>
          </table:table-cell>
          <table:table-cell/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487_Oph</text:p>
          </table:table-cell>
          <table:table-cell/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94_CrA</text:p>
          </table:table-cell>
          <table:table-cell/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46_Her</text:p>
          </table:table-cell>
          <table:table-cell/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04_Cyg</text:p>
          </table:table-cell>
          <table:table-cell/>
          <table:table-cell office:value-type="string" calcext:value-type="string">
            <text:p>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890_Sgr</text:p>
          </table:table-cell>
          <table:table-cell/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_Sco</text:p>
          </table:table-cell>
          <table:table-cell/>
          <table:table-cell office:value-type="string" calcext:value-type="string">
            <text:p>1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_CrB</text:p>
          </table:table-cell>
          <table:table-cell/>
          <table:table-cell office:value-type="string" calcext:value-type="string">
            <text:p>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017_Sgr</text:p>
          </table:table-cell>
          <table:table-cell/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_Tel</text:p>
          </table:table-cell>
          <table:table-cell/>
          <table:table-cell office:value-type="string" calcext:value-type="string">
            <text:p>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_Pyx</text:p>
          </table:table-cell>
          <table:table-cell/>
          <table:table-cell office:value-type="string" calcext:value-type="string">
            <text:p>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633_Sgr</text:p>
          </table:table-cell>
          <table:table-cell/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a_Car</text:p>
          </table:table-cell>
          <table:table-cell/>
          <table:table-cell office:value-type="string" calcext:value-type="string">
            <text:p>11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Z_Per</text:p>
          </table:table-cell>
          <table:table-cell/>
          <table:table-cell office:value-type="string" calcext:value-type="string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280_Sco</text:p>
          </table:table-cell>
          <table:table-cell/>
          <table:table-cell office:value-type="string" calcext:value-type="string">
            <text:p>1-9</text:p>
          </table:table-cell>
          <table:table-cell office:value-type="string" calcext:value-type="string">
            <text:p>2014ASPC..490..139N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3PASJ...65...37N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13PASJ...65...37N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13lcdu.confE..95H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2013lcdu.confE..95H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2A&amp;A...545A..63C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02"/>
        </table:table-row>
        <table:table-row table:style-name="ro1" table:number-rows-repeated="104817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AP398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00-00-00</text:date>, <text:time style:data-style-name="N2" text:time-value="21:48:10.593553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5:28:21.126566087</meta:creation-date>
    <dc:date>2016-09-04T21:48:35.782409667</dc:date>
    <meta:editing-duration>P2DT21H6M59S</meta:editing-duration>
    <meta:editing-cycles>388</meta:editing-cycles>
    <meta:generator>LibreOffice/5.1.4.2$Linux_X86_64 LibreOffice_project/10m0$Build-2</meta:generator>
    <meta:document-statistic meta:table-count="1" meta:cell-count="1741" meta:object-count="0"/>
  </office:meta>
</office:document-meta>
</file>